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Helvetica" fo:font-size="14pt" fo:font-weight="normal" officeooo:rsid="001e4b89" officeooo:paragraph-rsid="001e4b89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e4b89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f2e00" fo:background-color="transparent" style:font-name-asian="Helvetica" style:font-name-complex="Helvetica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e00" officeooo:paragraph-rsid="001f2f1b" fo:background-color="transparent" style:font-name-asian="Helvetica" style:font-name-complex="Helvetica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23afb3" fo:background-color="transparent" style:font-name-asian="Helvetica" style:font-name-complex="Helvetica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fo:background-color="transparent" style:font-name-asian="Helvetica" style:font-weight-asian="bold" style:font-name-complex="Helvetica" style:font-weight-complex="bold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454cc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72fce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14596" officeooo:paragraph-rsid="00214596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5b8db" officeooo:paragraph-rsid="0025b8db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879a1" officeooo:paragraph-rsid="002879a1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90f9c" officeooo:paragraph-rsid="00290f9c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dcbed" officeooo:paragraph-rsid="002879a1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dcbed" officeooo:paragraph-rsid="002dcbed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f4ee0" officeooo:paragraph-rsid="002f4ee0" fo:background-color="transparent" style:font-name-asian="Calibri1" style:font-name-complex="Calibri1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08f96" officeooo:paragraph-rsid="00308f96" fo:background-color="transparent" style:font-name-asian="Calibri1" style:font-name-complex="Calibri1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08f96" officeooo:paragraph-rsid="00345a76" fo:background-color="transparent" style:font-name-asian="Calibri1" style:font-name-complex="Calibri1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24318" officeooo:paragraph-rsid="00324318" fo:background-color="transparent" style:font-name-asian="Calibri1" style:font-name-complex="Calibri1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5b8db" officeooo:paragraph-rsid="0025b8db" fo:background-color="transparent" style:font-name-asian="Calibri1" style:font-weight-asian="normal" style:font-name-complex="Calibri1" style:font-weight-complex="normal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879a1" officeooo:paragraph-rsid="002879a1" fo:background-color="transparent" style:font-name-asian="Calibri1" style:font-weight-asian="normal" style:font-name-complex="Calibri1" style:font-weight-complex="normal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25b8db" officeooo:paragraph-rsid="0025b8db" fo:background-color="transparent" style:font-name-asian="Calibri1" style:font-weight-asian="bold" style:font-name-complex="Calibri1" style:font-weight-complex="bold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bold" officeooo:rsid="00308f96" officeooo:paragraph-rsid="0031b8b9" fo:background-color="transparent" style:font-name-asian="Calibri1" style:font-size-asian="13pt" style:font-weight-asian="bold" style:font-name-complex="Calibri1" style:font-size-complex="13pt" style:font-weight-complex="bold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normal" officeooo:rsid="00290f9c" officeooo:paragraph-rsid="00290f9c" fo:background-color="transparent" style:font-name-asian="Calibri1" style:font-size-asian="13pt" style:font-name-complex="Calibri1" style:font-size-complex="13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1f2e00" fo:background-color="transparent" style:font-name-asian="Helvetica" style:font-name-complex="Helvetica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4bfec" fo:background-color="transparent" style:font-name-asian="Helvetica" style:font-name-complex="Helvetica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48bd1" officeooo:paragraph-rsid="00448bd1" fo:background-color="transparent" style:font-name-asian="Helvetica" style:font-name-complex="Helvetica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448bd1" fo:background-color="transparent" style:font-name-asian="Helvetica" style:font-name-complex="Helvetica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style:text-underline-style="solid" style:text-underline-width="auto" style:text-underline-color="font-color" fo:font-weight="bold" officeooo:rsid="0041f308" officeooo:paragraph-rsid="0041f308" fo:background-color="transparent" style:font-name-asian="Helvetica" style:font-weight-asian="bold" style:font-name-complex="Helvetica" style:font-weight-complex="bold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22bbed" officeooo:paragraph-rsid="0025b8db" fo:background-color="#ffffff" style:font-name-asian="Courier 10 Pitch1" style:font-weight-asian="normal" style:font-name-complex="Courier 10 Pitch1" style:font-weight-complex="normal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4a3659" officeooo:paragraph-rsid="004a3659" fo:background-color="#ffffff" style:font-name-asian="Courier 10 Pitch1" style:font-weight-asian="normal" style:font-name-complex="Courier 10 Pitch1" style:font-weight-complex="normal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bold" officeooo:rsid="002879a1" officeooo:paragraph-rsid="002879a1" fo:background-color="#ffffff" style:font-name-asian="Courier 10 Pitch1" style:font-name-complex="Courier 10 Pitch1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308f96" officeooo:paragraph-rsid="0031b8b9" fo:background-color="transparent" style:font-name-asian="Calibri1" style:font-weight-asian="bold" style:font-name-complex="Calibri1" style:font-weight-complex="bold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24318" officeooo:paragraph-rsid="00324318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5170e" officeooo:paragraph-rsid="0045170e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5170e" officeooo:paragraph-rsid="0046dad9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454cc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6dad9" officeooo:paragraph-rsid="0046dad9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89e04" officeooo:paragraph-rsid="00489e04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95949" officeooo:paragraph-rsid="00495949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0a7dd" officeooo:paragraph-rsid="0050a7dd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1b8b9" officeooo:paragraph-rsid="00348cae" fo:background-color="transparent" style:font-name-asian="Calibri1" style:font-weight-asian="normal" style:font-name-complex="Calibri1" style:font-weight-complex="normal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bold" officeooo:rsid="0031b8b9" officeooo:paragraph-rsid="0031d9a0" fo:background-color="transparent" style:font-name-asian="Calibri1" style:font-size-asian="13pt" style:font-weight-asian="bold" style:font-name-complex="Calibri1" style:font-size-complex="13pt" style:font-weight-complex="bold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bold" officeooo:rsid="0031b8b9" officeooo:paragraph-rsid="00345a76" fo:background-color="transparent" style:font-name-asian="Calibri1" style:font-size-asian="13pt" style:font-weight-asian="bold" style:font-name-complex="Calibri1" style:font-size-complex="13pt" style:font-weight-complex="bold"/>
    </style:style>
    <style:style style:name="T1" style:family="text">
      <style:text-properties fo:color="#000000" fo:font-size="10.5pt" fo:background-color="#ffffff" loext:char-shading-value="0" style:font-name-asian="Courier 10 Pitch1" style:font-name-complex="Courier 10 Pitch1"/>
    </style:style>
    <style:style style:name="T2" style:family="text">
      <style:text-properties fo:color="#000000" fo:font-size="10.5pt" officeooo:rsid="0022bbed" fo:background-color="#ffffff" loext:char-shading-value="0" style:font-name-asian="Courier 10 Pitch1" style:font-name-complex="Courier 10 Pitch1"/>
    </style:style>
    <style:style style:name="T3" style:family="text">
      <style:text-properties fo:color="#000000" fo:font-size="10.5pt" officeooo:rsid="004dee1d" fo:background-color="#ffffff" loext:char-shading-value="0" style:font-name-asian="Courier 10 Pitch1" style:font-name-complex="Courier 10 Pitch1"/>
    </style:style>
    <style:style style:name="T4" style:family="text">
      <style:text-properties fo:color="#000000" fo:font-size="10.5pt" officeooo:rsid="004fccaa" fo:background-color="#ffffff" loext:char-shading-value="0" style:font-name-asian="Courier 10 Pitch1" style:font-name-complex="Courier 10 Pitch1"/>
    </style:style>
    <style:style style:name="T5" style:family="text">
      <style:text-properties fo:color="#000000" fo:font-size="13pt" fo:font-weight="bold" fo:background-color="#ffffff" loext:char-shading-value="0" style:font-name-asian="Courier 10 Pitch1" style:font-size-asian="13pt" style:font-name-complex="Courier 10 Pitch1" style:font-size-complex="13pt"/>
    </style:style>
    <style:style style:name="T6" style:family="text">
      <style:text-properties fo:color="#000000" fo:font-size="13pt" fo:font-weight="bold" officeooo:rsid="002879a1" fo:background-color="#ffffff" loext:char-shading-value="0" style:font-name-asian="Courier 10 Pitch1" style:font-size-asian="13pt" style:font-name-complex="Courier 10 Pitch1" style:font-size-complex="13pt"/>
    </style:style>
    <style:style style:name="T7" style:family="text">
      <style:text-properties fo:color="#000000" fo:font-size="13pt" fo:font-weight="bold" officeooo:rsid="00211cbe" fo:background-color="#ffffff" loext:char-shading-value="0" style:font-name-asian="Courier 10 Pitch1" style:font-size-asian="13pt" style:font-name-complex="Courier 10 Pitch1" style:font-size-complex="13pt"/>
    </style:style>
    <style:style style:name="T8" style:family="text">
      <style:text-properties fo:color="#000000" fo:font-size="13pt" fo:font-weight="bold" officeooo:rsid="0025b8db" fo:background-color="#ffffff" loext:char-shading-value="0" style:font-name-asian="Courier 10 Pitch1" style:font-size-asian="13pt" style:font-name-complex="Courier 10 Pitch1" style:font-size-complex="13pt"/>
    </style:style>
    <style:style style:name="T9" style:family="text">
      <style:text-properties fo:color="#000000" fo:font-size="13pt" fo:font-weight="bold" officeooo:rsid="00214596" fo:background-color="#ffffff" loext:char-shading-value="0" style:font-name-asian="Courier 10 Pitch1" style:font-size-asian="13pt" style:font-name-complex="Courier 10 Pitch1" style:font-size-complex="13pt"/>
    </style:style>
    <style:style style:name="T10" style:family="text">
      <style:text-properties fo:color="#000000" fo:font-size="13pt" fo:font-weight="bold" officeooo:rsid="00272fce" fo:background-color="#ffffff" loext:char-shading-value="0" style:font-name-asian="Courier 10 Pitch1" style:font-size-asian="13pt" style:font-name-complex="Courier 10 Pitch1" style:font-size-complex="13pt"/>
    </style:style>
    <style:style style:name="T11" style:family="text">
      <style:text-properties fo:color="#000000" fo:font-size="13pt" fo:font-weight="bold" officeooo:rsid="0022bbed" fo:background-color="#ffffff" loext:char-shading-value="0" style:font-name-asian="Courier 10 Pitch1" style:font-size-asian="13pt" style:font-name-complex="Courier 10 Pitch1" style:font-size-complex="13pt"/>
    </style:style>
    <style:style style:name="T12" style:family="text">
      <style:text-properties fo:color="#000000" fo:font-size="13pt" fo:font-weight="bold" officeooo:rsid="002454cc" fo:background-color="#ffffff" loext:char-shading-value="0" style:font-name-asian="Courier 10 Pitch1" style:font-size-asian="13pt" style:font-name-complex="Courier 10 Pitch1" style:font-size-complex="13pt"/>
    </style:style>
    <style:style style:name="T13" style:family="text">
      <style:text-properties fo:color="#000000" fo:font-size="13pt" fo:font-weight="bold" officeooo:rsid="004bfc14" fo:background-color="#ffffff" loext:char-shading-value="0" style:font-name-asian="Courier 10 Pitch1" style:font-size-asian="13pt" style:font-name-complex="Courier 10 Pitch1" style:font-size-complex="13pt"/>
    </style:style>
    <style:style style:name="T14" style:family="text">
      <style:text-properties fo:color="#000000" fo:font-weight="bold" fo:background-color="#ffffff" loext:char-shading-value="0" style:font-name-asian="Courier 10 Pitch1" style:font-name-complex="Courier 10 Pitch1"/>
    </style:style>
    <style:style style:name="T15" style:family="text">
      <style:text-properties fo:color="#000000" fo:font-weight="bold" officeooo:rsid="002879a1" fo:background-color="#ffffff" loext:char-shading-value="0" style:font-name-asian="Courier 10 Pitch1" style:font-name-complex="Courier 10 Pitch1"/>
    </style:style>
    <style:style style:name="T16" style:family="text">
      <style:text-properties officeooo:rsid="001e4b8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f2e00" style:font-weight-asian="bold" style:font-weight-complex="bold"/>
    </style:style>
    <style:style style:name="T19" style:family="text">
      <style:text-properties fo:font-weight="bold" officeooo:rsid="001f2f1b" style:font-weight-asian="bold" style:font-weight-complex="bold"/>
    </style:style>
    <style:style style:name="T20" style:family="text">
      <style:text-properties fo:font-weight="bold" officeooo:rsid="002e58f8" style:font-weight-asian="bold" style:font-weight-complex="bold"/>
    </style:style>
    <style:style style:name="T21" style:family="text">
      <style:text-properties fo:font-weight="bold" officeooo:rsid="003bc565" style:font-weight-asian="bold" style:font-weight-complex="bold"/>
    </style:style>
    <style:style style:name="T22" style:family="text">
      <style:text-properties officeooo:rsid="001f2e00"/>
    </style:style>
    <style:style style:name="T23" style:family="text">
      <style:text-properties style:font-name="Courier 10 Pitch"/>
    </style:style>
    <style:style style:name="T24" style:family="text">
      <style:text-properties officeooo:rsid="0023afb3"/>
    </style:style>
    <style:style style:name="T25" style:family="text">
      <style:text-properties officeooo:rsid="00291a1d"/>
    </style:style>
    <style:style style:name="T26" style:family="text">
      <style:text-properties officeooo:rsid="002e58f8"/>
    </style:style>
    <style:style style:name="T27" style:family="text">
      <style:text-properties officeooo:rsid="0031b8b9"/>
    </style:style>
    <style:style style:name="T28" style:family="text">
      <style:text-properties officeooo:rsid="0031d9a0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fo:font-weight="bold" style:font-size-asian="13pt" style:font-weight-asian="bold" style:font-size-complex="13pt" style:font-weight-complex="bold"/>
    </style:style>
    <style:style style:name="T31" style:family="text">
      <style:text-properties officeooo:rsid="00439f23"/>
    </style:style>
    <style:style style:name="T32" style:family="text">
      <style:text-properties officeooo:rsid="0043c8d8"/>
    </style:style>
    <style:style style:name="T33" style:family="text">
      <style:text-properties officeooo:rsid="00448bd1"/>
    </style:style>
    <style:style style:name="T34" style:family="text">
      <style:text-properties officeooo:rsid="0044bfec"/>
    </style:style>
    <style:style style:name="T35" style:family="text">
      <style:text-properties officeooo:rsid="0045170e"/>
    </style:style>
    <style:style style:name="T36" style:family="text">
      <style:text-properties officeooo:rsid="00489e04"/>
    </style:style>
    <style:style style:name="T37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3">Rating with Ajax demo</text:p>
      <text:p text:style-name="P3"/>
      <text:p text:style-name="P8">These functionality <text:span text:style-name="T16">divide</text:span> into four main part. I listed at below.</text:p>
      <text:p text:style-name="P2"><text:tab/>1. Database</text:p>
      <text:p text:style-name="P2"><text:tab/>2. <text:span text:style-name="T31">Javascript</text:span></text:p>
      <text:p text:style-name="P2"><text:tab/>3. <text:span text:style-name="T16">CSS</text:span></text:p>
      <text:p text:style-name="P2"><text:tab/>4. <text:span text:style-name="T32">img</text:span></text:p>
      <text:p text:style-name="P31"><text:s/></text:p>
      <text:p text:style-name="P2"/>
      <text:p text:style-name="P3"/>
      <text:p text:style-name="P4">&gt;&gt;&gt; <text:span text:style-name="T17">let's start with the database.</text:span></text:p>
      <text:p text:style-name="P3"/>
      <text:p text:style-name="P1"><text:span text:style-name="T23">1. First login into your phpmyadmin. General login url for local is <text:tab/></text:span><text:a xlink:type="simple" xlink:href="http://localhost/phpmyadmin"><text:span text:style-name="T23">http://localhost/phpmyadmin</text:span></text:a></text:p>
      <text:p text:style-name="P4">2. click on database. After enter database name then press create button.</text:p>
      <text:p text:style-name="P4">3. select database name which created by you.</text:p>
      <text:p text:style-name="P32">4. next click on import button then you can see browse button on your screen. You have <text:span text:style-name="T33">rating.sql</text:span> file in your download folder please select database. After press GO Button it's define at below. You got message import successfully.</text:p>
      <text:p text:style-name="P4"/>
      <text:p text:style-name="P4">Here we created database with tabel successfully move on next step. <text:span text:style-name="T22">Put js and css file into your project directory.</text:span></text:p>
      <text:p text:style-name="P4"/>
      <text:p text:style-name="P5">&gt;&gt;&gt; <text:span text:style-name="T17">let's start with the </text:span><text:span text:style-name="T18">Code </text:span><text:span text:style-name="T19">and define code structure</text:span><text:span text:style-name="T17">.</text:span></text:p>
      <text:p text:style-name="P28">1) index.php</text:p>
      <text:p text:style-name="P7">2) <text:span text:style-name="T24">connection</text:span>.php</text:p>
      <text:p text:style-name="P29">3) <text:span text:style-name="T34">rating.php</text:span></text:p>
      <text:p text:style-name="P6"><text:tab/><text:tab/></text:p>
      <text:p text:style-name="P9">Create a file with <text:span text:style-name="T22">i</text:span>ndex.php for <text:span text:style-name="T22">output view</text:span>.</text:p>
      <text:p text:style-name="P10"/>
      <text:p text:style-name="P39">&lt;?php</text:p>
      <text:p text:style-name="P39">include_once 'connection.php';</text:p>
      <text:p text:style-name="P39"></text:p>
      <text:p text:style-name="P39">//Fetch rating deatails from database</text:p>
      <text:p text:style-name="P39">$query = "SELECT rating_number, FORMAT((total_points / rating_number),1) as average_rating FROM view_rating WHERE post_id = 1 AND status = 1";</text:p>
      <text:p text:style-name="P39">$result = $db-&gt;query($query);</text:p>
      <text:p text:style-name="P39">$ratingRow = $result-&gt;fetch_assoc();</text:p>
      <text:p text:style-name="P39"></text:p>
      <text:p text:style-name="P39"><text:soft-page-break/>?&gt;</text:p>
      <text:p text:style-name="P39">&lt;!DOCTYPE html&gt;</text:p>
      <text:p text:style-name="P39">&lt;html lang="en"&gt;</text:p>
      <text:p text:style-name="P39">&lt;head&gt;</text:p>
      <text:p text:style-name="P39">&lt;link href="css/rating.css" rel="stylesheet" type="text/css"&gt;</text:p>
      <text:p text:style-name="P39">&lt;script src="https://ajax.googleapis.com/ajax/libs/jquery/1.11.3/jquery.min.js"&gt;&lt;/script&gt;</text:p>
      <text:p text:style-name="P39">&lt;script type="text/javascript" src="js/rating.js"&gt;&lt;/script&gt;</text:p>
      <text:p text:style-name="P39">&lt;script language="javascript" type="text/javascript"&gt;</text:p>
      <text:p text:style-name="P39">$(function() {</text:p>
      <text:p text:style-name="P39"><text:s text:c="4"/>$("#rating_star").spaceo_rating_widget({</text:p>
      <text:p text:style-name="P39"><text:s text:c="8"/>starLength: '5',</text:p>
      <text:p text:style-name="P39"><text:s text:c="8"/>initialValue: '',</text:p>
      <text:p text:style-name="P39"><text:s text:c="8"/>callbackFunctionName: 'processRating',</text:p>
      <text:p text:style-name="P39"><text:s text:c="8"/>imageDirectory: 'img/',</text:p>
      <text:p text:style-name="P39"><text:s text:c="8"/>inputAttr: 'post_id'</text:p>
      <text:p text:style-name="P39"><text:s text:c="4"/>});</text:p>
      <text:p text:style-name="P39">});</text:p>
      <text:p text:style-name="P39"></text:p>
      <text:p text:style-name="P39">function processRating(val, attrVal){</text:p>
      <text:p text:style-name="P39"><text:s text:c="4"/>$.ajax({</text:p>
      <text:p text:style-name="P39"><text:s text:c="8"/>type: 'POST',</text:p>
      <text:p text:style-name="P39"><text:s text:c="8"/>url: 'rating.php',</text:p>
      <text:p text:style-name="P39"><text:s text:c="8"/>data: 'post_id=1&amp;points='+val,</text:p>
      <text:p text:style-name="P39"><text:s text:c="8"/>dataType: 'json',</text:p>
      <text:p text:style-name="P39"><text:s text:c="8"/>success : function(data) {</text:p>
      <text:p text:style-name="P39"><text:s text:c="12"/>if (data.status == 'ok') {</text:p>
      <text:p text:style-name="P39"><text:s text:c="16"/>alert('You have rated '+val+' to SPACE-O');</text:p>
      <text:p text:style-name="P39"><text:s text:c="16"/>$('#avgrat').text(data.average_rating);</text:p>
      <text:p text:style-name="P39"><text:s text:c="16"/>$('#totalrat').text(data.rating_number);</text:p>
      <text:p text:style-name="P39"><text:s text:c="12"/>}else{</text:p>
      <text:p text:style-name="P39"><text:s text:c="16"/>alert('please after some time.');</text:p>
      <text:p text:style-name="P39"><text:s text:c="12"/>}</text:p>
      <text:p text:style-name="P39"><text:s text:c="8"/>}</text:p>
      <text:p text:style-name="P39"><text:s text:c="4"/>});</text:p>
      <text:p text:style-name="P39">}</text:p>
      <text:p text:style-name="P39">&lt;/script&gt;</text:p>
      <text:p text:style-name="P39">&lt;style type="text/css"&gt;</text:p>
      <text:p text:style-name="P39"><text:s text:c="4"/>.overall-rating{font-size: 14px;margin-top: 5px;color: #8e8d8d;}</text:p>
      <text:p text:style-name="P39">&lt;/style&gt;</text:p>
      <text:p text:style-name="P39">&lt;title&gt;SAPCE-O - Rating Blog&lt;/title&gt;</text:p>
      <text:p text:style-name="P39">&lt;/head&gt;</text:p>
      <text:p text:style-name="P39">&lt;body&gt;</text:p>
      <text:p text:style-name="P39"><text:s text:c="4"/>&lt;h1&gt;SAPCE-O - Rating Blog&lt;/h1&gt;</text:p>
      <text:p text:style-name="P39"><text:s text:c="4"/>&lt;input name="rating" value="0" id="rating_star" type="hidden" postID="1" /&gt;</text:p>
      <text:p text:style-name="P39"><text:s text:c="4"/>&lt;div class="overall-rating"&gt;(Average Rating &lt;span id="avgrat"&gt;&lt;?php echo $ratingRow['average_rating']; ?&gt;&lt;/span&gt;</text:p>
      <text:p text:style-name="P39"><text:s text:c="4"/>Based on &lt;span id="totalrat"&gt;&lt;?php echo $ratingRow['rating_number']; ?&gt;&lt;/span&gt; <text:s/>rating)&lt;/span&gt;&lt;/div&gt;</text:p>
      <text:p text:style-name="P39"><text:s text:c="4"/></text:p>
      <text:p text:style-name="P39">&lt;/body&gt;</text:p>
      <text:p text:style-name="P39">&lt;/html&gt;</text:p>
      <text:p text:style-name="P39"/>
      <text:p text:style-name="P11"><text:soft-page-break/></text:p>
      <text:p text:style-name="P42"><text:span text:style-name="T17">Description :</text:span> </text:p>
      <text:p text:style-name="P42">Step 1 : <text:span text:style-name="T35">&lt;script type="text/javascript" src="js/rating.js"&gt;&lt;/script&gt;</text:span></text:p>
      <text:p text:style-name="P43">Step 2 : &lt;link href="css/rating.css" rel="stylesheet" type="text/css"&gt;</text:p>
      <text:p text:style-name="P43">Step 3 : &lt;script&gt; <text:s text:c="6"/>src="https://ajax.googleapis.com/ajax/libs/jquery/1.11.3/jquery.min.js"&gt;&lt;/script&gt;</text:p>
      <text:p text:style-name="P42"/>
      <text:p text:style-name="P42">Step <text:span text:style-name="T36">4</text:span> : </text:p>
      <text:p text:style-name="P42"><text:span text:style-name="T35">&lt;script language="javascript" type="text/javascript"&gt;</text:span></text:p>
      <text:p text:style-name="P40">$(function() {</text:p>
      <text:p text:style-name="P40"><text:s text:c="4"/>$("#rating_star").spaceo_rating_widget({</text:p>
      <text:p text:style-name="P40"><text:s text:c="8"/>starLength: '5',</text:p>
      <text:p text:style-name="P40"><text:s text:c="8"/>initialValue: '',</text:p>
      <text:p text:style-name="P40"><text:s text:c="8"/>callbackFunctionName: 'processRating',</text:p>
      <text:p text:style-name="P40"><text:s text:c="8"/>imageDirectory: 'img/',</text:p>
      <text:p text:style-name="P40"><text:s text:c="8"/>inputAttr: 'post_id'</text:p>
      <text:p text:style-name="P40"><text:s text:c="4"/>});</text:p>
      <text:p text:style-name="P40">});</text:p>
      <text:p text:style-name="P40"></text:p>
      <text:p text:style-name="P40">function processRating(val, attrVal){</text:p>
      <text:p text:style-name="P40"><text:s text:c="4"/>$.ajax({</text:p>
      <text:p text:style-name="P40"><text:s text:c="8"/>type: 'POST',</text:p>
      <text:p text:style-name="P40"><text:s text:c="8"/>url: 'rating.php',</text:p>
      <text:p text:style-name="P40"><text:s text:c="8"/>data: 'post_id=1&amp;points='+val,</text:p>
      <text:p text:style-name="P40"><text:s text:c="8"/>dataType: 'json',</text:p>
      <text:p text:style-name="P40"><text:s text:c="8"/>success : function(data) {</text:p>
      <text:p text:style-name="P40"><text:s text:c="12"/>if (data.status == 'ok') {</text:p>
      <text:p text:style-name="P40"><text:s text:c="16"/>alert('You have rated '+val+' to SPACE-O');</text:p>
      <text:p text:style-name="P40"><text:s text:c="16"/>$('#avgrat').text(data.average_rating);</text:p>
      <text:p text:style-name="P40"><text:s text:c="16"/>$('#totalrat').text(data.rating_number);</text:p>
      <text:p text:style-name="P40"><text:s text:c="12"/>}else{</text:p>
      <text:p text:style-name="P40"><text:s text:c="16"/>alert('please after some time.');</text:p>
      <text:p text:style-name="P40"><text:s text:c="12"/>}</text:p>
      <text:p text:style-name="P40"><text:s text:c="8"/>}</text:p>
      <text:p text:style-name="P40"><text:s text:c="4"/>});</text:p>
      <text:p text:style-name="P40">}</text:p>
      <text:p text:style-name="P40">&lt;/script&gt;</text:p>
      <text:p text:style-name="P42"><text:s/></text:p>
      <text:p text:style-name="P42"/>
      <text:p text:style-name="P44">Step 5 : include_once 'connection.php';</text:p>
      <text:p text:style-name="P11"/>
      <text:p text:style-name="P11"><text:span text:style-name="T7">let start </text:span><text:span text:style-name="T8">discussion</text:span><text:span text:style-name="T9"> for </text:span><text:span text:style-name="T12">connection</text:span><text:span text:style-name="T11">.php</text:span></text:p>
      <text:p text:style-name="P11"/>
      <text:p text:style-name="P35">define('HOST', 'localhost');</text:p>
      <text:p text:style-name="P35">define('USERNAME', 'root');</text:p>
      <text:p text:style-name="P35">define('PASSWORD', 'ur48x');</text:p>
      <text:p text:style-name="P35">define('DATABASE_NAME', 'rating');</text:p>
      <text:p text:style-name="P34"/>
      <text:p text:style-name="P34">//Connect and select the database </text:p>
      <text:p text:style-name="P34">$db = new mysqli(HOST, USERNAME, PASSWORD, DATABASE_NAME); </text:p>
      <text:p text:style-name="P34"/>
      <text:p text:style-name="P34">if ($db-&gt;connect_error) { </text:p>
      <text:p text:style-name="P34"><text:s text:c="4"/>die("Connection failed: " . $db-&gt;connect_error); </text:p>
      <text:p text:style-name="P34">}</text:p>
      <text:p text:style-name="P23"><text:soft-page-break/></text:p>
      <text:p text:style-name="P25">NOTE: change value of HOST , USERNAME , PASSWORD , DATABASE_NAME after change run your connection.php file in browser. If you got any error then you put value wrong. And not getting any error so datab<text:span text:style-name="T26">a</text:span>se connection created successfully.</text:p>
      <text:p text:style-name="P25"/>
      <text:p text:style-name="P12"><text:span text:style-name="T7">let start </text:span><text:span text:style-name="T8">discussion</text:span><text:span text:style-name="T9"> for </text:span><text:span text:style-name="T13">rating</text:span><text:span text:style-name="T11">.php</text:span></text:p>
      <text:p text:style-name="P12"/>
      <text:p text:style-name="P24"><text:span text:style-name="T2">D</text:span><text:span text:style-name="T1">escription :- </text:span><text:span text:style-name="T3">in this file rating save in to database </text:span><text:span text:style-name="T4">with AJAX</text:span><text:span text:style-name="T3">.</text:span></text:p>
      <text:p text:style-name="P15"/>
      <text:p text:style-name="P45"><text:span text:style-name="T37">include_once 'connection.php';</text:span></text:p>
      <text:p text:style-name="P45"><text:span text:style-name="T37"></text:span></text:p>
      <text:p text:style-name="P45"><text:span text:style-name="T37">if(!empty($_POST['points'])){</text:span></text:p>
      <text:p text:style-name="P45"><text:span text:style-name="T37"><text:s text:c="4"/>$post_id = $_POST['post_id'];</text:span></text:p>
      <text:p text:style-name="P45"><text:span text:style-name="T37"><text:s text:c="4"/>$rating_default_number = 1;</text:span></text:p>
      <text:p text:style-name="P45"><text:span text:style-name="T37"><text:s text:c="4"/>$points = $_POST['points'];</text:span></text:p>
      <text:p text:style-name="P45"><text:span text:style-name="T37"><text:s text:c="4"/></text:span></text:p>
      <text:p text:style-name="P45"><text:span text:style-name="T37"><text:s text:c="4"/>//Check the rating row with same post ID</text:span></text:p>
      <text:p text:style-name="P45"><text:span text:style-name="T37"><text:s text:c="4"/>$prevRatingQuery = "SELECT * FROM view_rating WHERE post_id = ".$post_id;</text:span></text:p>
      <text:p text:style-name="P45"><text:span text:style-name="T37"><text:s text:c="4"/>$prevRatingResult = $db-&gt;query($prevRatingQuery);</text:span></text:p>
      <text:p text:style-name="P45"><text:span text:style-name="T37"><text:s text:c="4"/>if($prevRatingResult-&gt;num_rows &gt; 0):</text:span></text:p>
      <text:p text:style-name="P45"><text:span text:style-name="T37"><text:s text:c="8"/>$prevRatingRow = $prevRatingResult-&gt;fetch_assoc();</text:span></text:p>
      <text:p text:style-name="P45"><text:span text:style-name="T37"><text:s text:c="8"/>$rating_default_number = $prevRatingRow['rating_number'] + $rating_default_number;</text:span></text:p>
      <text:p text:style-name="P45"><text:span text:style-name="T37"><text:s text:c="8"/>$points = $prevRatingRow['total_points'] + $points;</text:span></text:p>
      <text:p text:style-name="P45"><text:span text:style-name="T37"><text:s text:c="8"/>//Update rating data into the database</text:span></text:p>
      <text:p text:style-name="P45"><text:span text:style-name="T37"><text:s text:c="8"/>$query = "UPDATE view_rating SET rating_number = '".$rating_default_number."', total_points = '".$points."', modified = '".date("Y-m-d H:i:s")."' WHERE post_id = ".$post_id;</text:span></text:p>
      <text:p text:style-name="P45"><text:span text:style-name="T37"><text:s text:c="8"/>$update = $db-&gt;query($query);</text:span></text:p>
      <text:p text:style-name="P45"><text:span text:style-name="T37"><text:s text:c="4"/>else:</text:span></text:p>
      <text:p text:style-name="P45"><text:span text:style-name="T37"><text:s text:c="8"/>//Insert rating data into the database</text:span></text:p>
      <text:p text:style-name="P45"><text:span text:style-name="T37"><text:s text:c="8"/>$query = "INSERT INTO view_rating (post_id,rating_number,total_points,created,modified) VALUES(".$post_id.",'".$rating_default_number."','".$points."','".date("Y-m-d H:i:s")."','".date("Y-m-d H:i:s")."')";</text:span></text:p>
      <text:p text:style-name="P45"><text:span text:style-name="T37"><text:s text:c="8"/>$insert = $db-&gt;query($query);</text:span></text:p>
      <text:p text:style-name="P45"><text:span text:style-name="T37"><text:s text:c="4"/>endif;</text:span></text:p>
      <text:p text:style-name="P45"><text:span text:style-name="T37"><text:s text:c="4"/></text:span></text:p>
      <text:p text:style-name="P45"><text:span text:style-name="T37"><text:s text:c="4"/>//Fetch rating deatails from database</text:span></text:p>
      <text:p text:style-name="P45"><text:span text:style-name="T37"><text:s text:c="4"/>$query2 = "SELECT rating_number, FORMAT((total_points / rating_number),1) as average_rating FROM view_rating WHERE post_id = ".$post_id." AND status = 1";</text:span></text:p>
      <text:p text:style-name="P45"><text:span text:style-name="T37"><text:s text:c="4"/></text:span></text:p>
      <text:p text:style-name="P45"><text:span text:style-name="T37"><text:s text:c="4"/>$result = $db-&gt;query($query2);</text:span></text:p>
      <text:p text:style-name="P45"><text:span text:style-name="T37"><text:s text:c="4"/>$ratingRow = $result-&gt;fetch_assoc();</text:span></text:p>
      <text:p text:style-name="P45"><text:span text:style-name="T37"><text:s text:c="4"/></text:span></text:p>
      <text:p text:style-name="P45"><text:span text:style-name="T37"><text:s text:c="4"/>if($ratingRow){</text:span></text:p>
      <text:p text:style-name="P45"><text:span text:style-name="T37"><text:s text:c="8"/>$ratingRow['status'] = 'ok';</text:span></text:p>
      <text:p text:style-name="P45"><text:span text:style-name="T37"><text:s text:c="4"/>}else{</text:span></text:p>
      <text:p text:style-name="P45"><text:span text:style-name="T37"><text:s text:c="8"/>$ratingRow['status'] = 'err';</text:span></text:p>
      <text:p text:style-name="P45"><text:span text:style-name="T37"><text:s text:c="4"/>}</text:span></text:p>
      <text:p text:style-name="P45"><text:span text:style-name="T37"><text:s text:c="4"/></text:span></text:p>
      <text:p text:style-name="P45"><text:span text:style-name="T37"><text:s text:c="4"/>//Return json formatted rating data</text:span></text:p>
      <text:p text:style-name="P45"><text:soft-page-break/><text:span text:style-name="T37"><text:s text:c="4"/>echo json_encode($ratingRow);</text:span></text:p>
      <text:p text:style-name="P45"><text:span text:style-name="T37"></text:span></text:p>
      <text:p text:style-name="P45"><text:span text:style-name="T3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11:37:23.490615409</dc:date>
    <meta:editing-duration>PT4H11M29S</meta:editing-duration>
    <meta:editing-cycles>78</meta:editing-cycles>
    <meta:generator>LibreOffice/4.2.8.2$Linux_X86_64 LibreOffice_project/420m0$Build-2</meta:generator>
    <meta:document-statistic meta:table-count="0" meta:image-count="0" meta:object-count="0" meta:page-count="5" meta:paragraph-count="164" meta:word-count="611" meta:character-count="6186" meta:non-whitespace-character-count="4956"/>
  </office:meta>
</office:document-meta>
</file>